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4cc91" officeooo:paragraph-rsid="0004cc91"/>
    </style:style>
    <style:style style:name="P2" style:family="paragraph" style:parent-style-name="Subtitle">
      <style:text-properties fo:font-size="20pt" officeooo:rsid="0004cc91" officeooo:paragraph-rsid="0004cc91" style:font-size-asian="20pt" style:font-size-complex="20pt"/>
    </style:style>
    <style:style style:name="P3" style:family="paragraph" style:parent-style-name="Subtitle">
      <style:text-properties fo:font-size="18pt" officeooo:rsid="0004cc91" officeooo:paragraph-rsid="0004cc91" style:font-size-asian="18pt" style:font-size-complex="18pt"/>
    </style:style>
    <style:style style:name="P4" style:family="paragraph" style:parent-style-name="Text_20_body">
      <style:text-properties officeooo:rsid="0004cc91" officeooo:paragraph-rsid="0004cc91"/>
    </style:style>
    <style:style style:name="P5" style:family="paragraph" style:parent-style-name="Text_20_body">
      <style:paragraph-properties fo:text-align="center" style:justify-single-word="false"/>
      <style:text-properties officeooo:rsid="0004cc91" officeooo:paragraph-rsid="0004cc91"/>
    </style:style>
    <style:style style:name="P6" style:family="paragraph" style:parent-style-name="Text_20_body">
      <style:paragraph-properties fo:text-align="center" style:justify-single-word="false"/>
      <style:text-properties officeooo:paragraph-rsid="0004cc91"/>
    </style:style>
    <style:style style:name="P7" style:family="paragraph" style:parent-style-name="Text_20_body">
      <style:paragraph-properties fo:text-align="center" style:justify-single-word="false"/>
      <style:text-properties officeooo:paragraph-rsid="00064a43"/>
    </style:style>
    <style:style style:name="P8" style:family="paragraph" style:parent-style-name="Text_20_body">
      <style:paragraph-properties fo:text-align="center" style:justify-single-word="false"/>
      <style:text-properties fo:font-size="18pt" officeooo:rsid="0004cc91" officeooo:paragraph-rsid="0004cc91" style:font-size-asian="18pt" style:font-size-complex="18pt"/>
    </style:style>
    <style:style style:name="P9" style:family="paragraph" style:parent-style-name="Title">
      <style:text-properties fo:font-size="32pt" officeooo:rsid="0004cc91" officeooo:paragraph-rsid="0004cc91" style:font-size-asian="32pt" style:font-size-complex="32pt"/>
    </style:style>
    <style:style style:name="T1" style:family="text">
      <style:text-properties officeooo:rsid="0004cc91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4cc91" style:font-size-asian="20pt" style:font-size-complex="20pt"/>
    </style:style>
    <style:style style:name="T5" style:family="text">
      <style:text-properties fo:font-size="20pt" fo:background-color="transparent" loext:char-shading-value="0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04cc91" style:font-size-asian="18pt" style:font-size-complex="18pt"/>
    </style:style>
    <style:style style:name="T8" style:family="text">
      <style:text-properties fo:font-size="18pt" fo:background-color="transparent" loext:char-shading-value="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ystem do zamawiania online</text:p>
      <text:p text:style-name="P1"/>
      <text:p text:style-name="P4"/>
      <text:p text:style-name="P2"/>
      <text:p text:style-name="P3">Grupa 1</text:p>
      <text:p text:style-name="P8">- Tomasz Budzejko</text:p>
      <text:p text:style-name="P8">- Tarik Alaiwi</text:p>
      <text:p text:style-name="P8"/>
      <text:p text:style-name="P8"/>
      <text:p text:style-name="P8"/>
      <text:p text:style-name="P5"><text:span text:style-name="Strong_20_Emphasis"><text:span text:style-name="T6">Nr wersji dokumentacji:</text:span></text:span><text:span text:style-name="T6"> 1.0 </text:span></text:p>
      <text:p text:style-name="P5"><text:span text:style-name="Strong_20_Emphasis"><text:span text:style-name="T6">Przedmiot:</text:span></text:span><text:span text:style-name="T6"> Projektowanie systemów informatycznych </text:span></text:p>
      <text:p text:style-name="P6"><text:span text:style-name="Strong_20_Emphasis"><text:span text:style-name="T7">Prowadzący:</text:span></text:span><text:span text:style-name="T7"> Dr </text:span><text:span text:style-name="T8">Anna Michalczyk</text:span><text:span text:style-name="T6"> </text:span></text:p>
      <text:p text:style-name="P7"><text:span text:style-name="Strong_20_Emphasis"><text:span text:style-name="T6">Uczelnia:</text:span></text:span><text:span text:style-name="T6"> Uniwersytet Warmińsko-Mazurski w Olsztynie </text:span></text:p>
      <text:p text:style-name="P7"><text:span text:style-name="Strong_20_Emphasis"><text:span text:style-name="T6">Miejscowość:</text:span></text:span><text:span text:style-name="T6"> Olsztyn </text:span></text:p>
      <text:p text:style-name="P7"><text:span text:style-name="Strong_20_Emphasis"><text:span text:style-name="T6">Data:</text:span></text:span><text:span text:style-name="T6"> 30 maja 2024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2:17:25.707000000</meta:creation-date>
    <dc:date>2024-05-30T12:27:23.031000000</dc:date>
    <meta:editing-duration>PT9M58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0" meta:word-count="35" meta:character-count="267" meta:non-whitespace-character-count="236"/>
  </office:meta>
</office:document-meta>
</file>